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2d8e1" officeooo:paragraph-rsid="0006f1cd"/>
    </style:style>
    <style:style style:name="P2" style:family="paragraph" style:parent-style-name="Standard">
      <style:text-properties officeooo:rsid="0050d76f" officeooo:paragraph-rsid="0006f1cd"/>
    </style:style>
    <style:style style:name="P3" style:family="paragraph" style:parent-style-name="Standard">
      <style:text-properties officeooo:rsid="0032d8e1" officeooo:paragraph-rsid="0006f1cd"/>
    </style:style>
    <style:style style:name="P4" style:family="paragraph" style:parent-style-name="Standard">
      <style:text-properties officeooo:rsid="0033c702" officeooo:paragraph-rsid="0006f1cd"/>
    </style:style>
    <style:style style:name="P5" style:family="paragraph" style:parent-style-name="Standard">
      <style:text-properties officeooo:rsid="00353f45" officeooo:paragraph-rsid="0006f1cd"/>
    </style:style>
    <style:style style:name="P6" style:family="paragraph" style:parent-style-name="Standard">
      <style:text-properties officeooo:rsid="003651a0" officeooo:paragraph-rsid="0006f1cd"/>
    </style:style>
    <style:style style:name="P7" style:family="paragraph" style:parent-style-name="Standard">
      <style:text-properties style:font-name="Dudu Cyryllic" officeooo:rsid="003651a0" officeooo:paragraph-rsid="0006f1cd"/>
    </style:style>
    <style:style style:name="P8" style:family="paragraph" style:parent-style-name="Standard">
      <style:text-properties style:font-name="Dudu Cyryllic" officeooo:rsid="00378605" officeooo:paragraph-rsid="0006f1cd"/>
    </style:style>
    <style:style style:name="P9" style:family="paragraph" style:parent-style-name="Standard">
      <style:text-properties style:font-name="Liberation Serif" fo:font-style="italic" officeooo:rsid="003651a0" officeooo:paragraph-rsid="0006f1cd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378605" officeooo:paragraph-rsid="0006f1cd" style:font-style-asian="italic" style:font-style-complex="italic"/>
    </style:style>
    <style:style style:name="P11" style:family="paragraph" style:parent-style-name="Standard">
      <style:text-properties officeooo:rsid="00378605" officeooo:paragraph-rsid="0006f1cd"/>
    </style:style>
    <style:style style:name="P12" style:family="paragraph" style:parent-style-name="Standard">
      <style:text-properties officeooo:rsid="003799d1" officeooo:paragraph-rsid="0006f1cd"/>
    </style:style>
    <style:style style:name="P13" style:family="paragraph" style:parent-style-name="Standard">
      <style:text-properties officeooo:rsid="0038e15e" officeooo:paragraph-rsid="0006f1cd"/>
    </style:style>
    <style:style style:name="P14" style:family="paragraph" style:parent-style-name="Standard">
      <style:text-properties officeooo:rsid="003a571b" officeooo:paragraph-rsid="0006f1cd"/>
    </style:style>
    <style:style style:name="P15" style:family="paragraph" style:parent-style-name="Standard">
      <style:text-properties officeooo:rsid="00500697" officeooo:paragraph-rsid="0006f1cd"/>
    </style:style>
    <style:style style:name="P16" style:family="paragraph" style:parent-style-name="Standard">
      <style:text-properties officeooo:rsid="00505c0f" officeooo:paragraph-rsid="0006f1cd"/>
    </style:style>
    <style:style style:name="T1" style:family="text">
      <style:text-properties officeooo:rsid="00097b6f"/>
    </style:style>
    <style:style style:name="T2" style:family="text">
      <style:text-properties officeooo:rsid="00a2e7e6"/>
    </style:style>
    <style:style style:name="T3" style:family="text">
      <style:text-properties officeooo:rsid="00a0415c"/>
    </style:style>
    <style:style style:name="T4" style:family="text">
      <style:text-properties officeooo:rsid="00a18402"/>
    </style:style>
    <style:style style:name="T5" style:family="text">
      <style:text-properties officeooo:rsid="00d6965d"/>
    </style:style>
    <style:style style:name="T6" style:family="text">
      <style:text-properties officeooo:rsid="02c9fd19"/>
    </style:style>
    <style:style style:name="T7" style:family="text">
      <style:text-properties officeooo:rsid="003651a0"/>
    </style:style>
    <style:style style:name="T8" style:family="text">
      <style:text-properties officeooo:rsid="003f5ba4"/>
    </style:style>
    <style:style style:name="T9" style:family="text">
      <style:text-properties officeooo:rsid="00a234bd"/>
    </style:style>
    <style:style style:name="T10" style:family="text">
      <style:text-properties officeooo:rsid="00d811e6"/>
    </style:style>
    <style:style style:name="T11" style:family="text">
      <style:text-properties officeooo:rsid="02ca78c8"/>
    </style:style>
    <style:style style:name="T12" style:family="text">
      <style:text-properties officeooo:rsid="00378605"/>
    </style:style>
    <style:style style:name="T13" style:family="text">
      <style:text-properties officeooo:rsid="003a571b"/>
    </style:style>
    <style:style style:name="T14" style:family="text">
      <style:text-properties officeooo:rsid="00500697"/>
    </style:style>
    <style:style style:name="T15" style:family="text">
      <style:text-properties officeooo:rsid="00505c0f"/>
    </style:style>
    <style:style style:name="T16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А в библиотеке Части мне уже позволяли выбирать книги с полок, а не только из стопки недавно сданных <text:span text:style-name="T3">читателями</text:span> на стол библиотекарши.</text:p>
      <text:p text:style-name="P4">Справа от её стола синей стеной <text:span text:style-name="T3">стояли</text:span> сплочённые тома полных собраний трудов Ленина (разных годов издания), <text:span text:style-name="T3">теснились </text:span>коричневые полосы <text:span text:style-name="T3">много</text:span>том<text:span text:style-name="T3">ник</text:span>ов Маркса и Энгельса, а ближе к выходу — рослые шеренги работ Сталина.</text:p>
      <text:p text:style-name="P5"><text:span text:style-name="T3">Н</text:span>етроган<text:span text:style-name="T3">ные</text:span> <text:span text:style-name="T3">р</text:span>яды широких книжных корешков с золот<text:span text:style-name="T3">истым</text:span> тиснением названий и нумерации, с выпукло рельефными портретами великих творцов на толстых лицевых обложках.</text:p>
      <text:p text:style-name="P5">Но между ними был проход в ту часть библиотеки, где, образуя узкие коридорчики, стояли полки с книгами разной степени потёртости. </text:p>
      <text:p text:style-name="P5">Они распределялись по алфавиту: <text:span text:style-name="T4">Асеев, </text:span>Беляев, Бубенцов...; или по странам: американская, бельгийская...; или по разделам: география, политика, экономика...</text:p>
      <text:p text:style-name="P5">Там тоже были многотомники — Джека Лондона, Фенимора Купера, Вальтера Скотта (у которого я так и не нашёл романа про Робин Гуда, а только про Роб Роя).</text:p>
      <text:p text:style-name="P5">Я любил бродить в тесной тишине между полок, снимать с них книги — насколько хватало роста — прочитывать названия и ставить обратно. Потом, выбрав одну-две, нести их к столу библиотекарши.</text:p>
      <text:p text:style-name="P5">Иногда про какую-то из выбранных книг библиотекарша говорила, что мне это ещё рано и откладывала в сторону.</text:p>
      <text:p text:style-name="P5">Од<text:span text:style-name="T5">нажды</text:span> во время межполочных хождений со мной случился конфуз — я пукнул.</text:p>
      <text:p text:style-name="P5">Не так, чтоб очень громко, но, заопасавшись, что <text:span text:style-name="T6">звук дошёл и до </text:span>библиотекарш<text:span text:style-name="T6">и,</text:span> <text:s text:c="2"/>за её ст<text:span text:style-name="T7">еной из классиков марксизма, я принялся маскировать свой конфуз похаживанием между полок и попукиванием уже просто губами.</text:span></text:p>
      <text:p text:style-name="P6">Мало ли какая фантазия может взбрести для развлечения мальчику, которому ещё рано читать некоторые книги?</text:p>
      <text:p text:style-name="P6">Но один из маскировочных пуков получился настолько <text:span text:style-name="T6">удачным, </text:span>натуральным и раскатистым, что мне стало стыдно и досадно — первый-то она могла и не услышать, а уж этот точно донёсся до её стола.</text:p>
      <text:p text:style-name="P7"/>
      <text:p text:style-name="P9"><text:span text:style-name="T1">(...к</text:span>ак <text:span text:style-name="T8">сказала бы</text:span> твоя бабашка по маме: «почав перетулювати й зовсiм перехнябив»...<text:span text:style-name="T1">)</text:span></text:p>
      <text:p text:style-name="P7"/>
      <text:p text:style-name="P11">В конце зимних каникул в ящик на дверях нашей квартиры среди прочей почты принесли номер ПИОНЕРСКОЙ ПРАВДЫ.</text:p>
      <text:p text:style-name="P11">Конечно, я ещё был октябрёнок, но в школе нам сказали, что всё равно надо подписаться на эту газету и готовить себя, ведь мы — будущие пионеры.</text:p>
      <text:p text:style-name="P11">Мама отдала мне её со словами:</text:p>
      <text:p text:style-name="P11">- <text:span text:style-name="T3">Вот это да!</text:span> Тебе уже газеты носят.</text:p>
      <text:p text:style-name="P11">Я почувствовал себя взрослым и целый день читал газету, всё, что было напечатано на её четырёх полосах.</text:p>
      <text:p text:style-name="P11">Когда вечером родители вернулись с работы, я встретил их в прихожей — отрапортовать, что всё-всё-всё...</text:p>
      <text:p text:style-name="P12">Они сказали «молодец», повесили свои пальто за занавеску и прошли на кухню.</text:p>
      <text:p text:style-name="P12">Обидно малость, когда за все приложенные старания с тобой расплачиваются пусть ласковой, но безучастностью.</text:p>
      <text:p text:style-name="P12">Любой богатырь, не жалевший себя в жаркой схватке со Змеем-Горынычем <text:span text:style-name="T6">за освобождение</text:span> красавиц<text:span text:style-name="T6">ы</text:span>-полонянк<text:span text:style-name="T6">и,</text:span> и получивший от неё рассеянное «молодец», вместо причитающегося поцелуя в уста сахарные, <text:s/>перед следующи<text:span text:style-name="T6">м</text:span> боем да призадумается: а стоит ли овчинка выделки?..</text:p>
      <text:p text:style-name="P12">В первый и последний раз читал я номер ПИОНЕРСКОЙ ПРАВДЫ от доски (красный <text:soft-page-break/>заголовок и пояснение принадлежности данного печатного органа) и до доски (московский адрес и номера телефонов редакции).</text:p>
      <text:p text:style-name="P12"><text:span text:style-name="T6">Однако</text:span>, недополучи<text:span text:style-name="T6">в</text:span> заслуженн<text:span text:style-name="T6">ую</text:span> наград<text:span text:style-name="T6">у, хочется восстановить справедливость и устроить себе компенсацию</text:span>.</text:p>
      <text:p text:style-name="P12">Так что <text:span text:style-name="T9">на следующее утро</text:span> <text:span text:style-name="T9">я легко уговорил себя забыть</text:span> наставление мамы, <text:span text:style-name="T10">что в</text:span> <text:span text:style-name="T6">чашку чая </text:span>не<text:span text:style-name="T10">льзя сыпать</text:span> больше трёх ложечек сахарного песка.</text:p>
      <text:p text:style-name="P12">На кухне никого не было и, <text:span text:style-name="T9">отмеряя сахар в чай</text:span>, я отвлёкся разглядыванье<text:span text:style-name="T9">м</text:span> морозных узоров на кухонном окне, <text:span text:style-name="T9">потому-то</text:span> и начал <text:span text:style-name="T11">отсчёт</text:span> не совсем с первой.</text:p>
      <text:p text:style-name="P12">Да <text:span text:style-name="T9">и </text:span>к тому же, по ошибке, песок <text:span text:style-name="T9">я </text:span>отмерял не чайной, а столовой ложкой.</text:p>
      <text:p text:style-name="P12"><text:span text:style-name="T9">П</text:span>олучи<text:span text:style-name="T9">лась</text:span> густ<text:span text:style-name="T9">ая</text:span> приторн<text:span text:style-name="T9">ая</text:span> жиж<text:span text:style-name="T9">а непригодная для питья</text:span> и это стало мне очередным уроком <text:span text:style-name="T12">— </text:span>удовольстви<text:span text:style-name="T1">я</text:span> <text:s/><text:span text:style-name="T10">в одиночку</text:span> и <text:span text:style-name="T11">не по</text:span> правил<text:span text:style-name="T11">ам</text:span> <text:span text:style-name="T9">совсем никуда не годятся.</text:span></text:p>
      <text:p text:style-name="P12">Факт прочтения ПИОНЕРСКОЙ ПРАВДЫ целиком, придал мне уверенности и <text:span text:style-name="T9">при</text:span> следующе<text:span text:style-name="T2">м</text:span> посещени<text:span text:style-name="T2">и</text:span> библиотеки я <text:span text:style-name="T11">вынул с</text:span> пол<text:span text:style-name="T2">ок</text:span> толстенный том с букетом шпаг на обложке — «Три мушкетёра».</text:p>
      <text:p text:style-name="P12">Библиотекарша, чуть поколебавшись, записала книгу в мой формуляр и я гордо <text:span text:style-name="T2">понёс</text:span> домой увесистую добычу.</text:p>
      <text:p text:style-name="P12"><text:span text:style-name="T2">Читать её я </text:span>начал не на диване в комнате, а на кухне за <text:span text:style-name="T2">покрытым клеёнкой </text:span>столом.</text:p>
      <text:p text:style-name="P12">Первая страница, с её примечаниями кто был кто во Франции XVII века, показалась мне сложноватой.</text:p>
      <text:p text:style-name="P12">Но потом пошло и к моменту прощания Д'Aртаньяна с родителями я самостоятельно догадался о значении слов «г-н» и «г-жа»...</text:p>
      <text:p text:style-name="P12"><text:s/></text:p>
      <text:p text:style-name="P6">А ещё в ту зиму мама решила, что мне надо исправить косоглазие, о котором я и не подозревал, <text:span text:style-name="T11">а то</text:span> так нехорошо.</text:p>
      <text:p text:style-name="P6">Она повела меня к окулисту и тот <text:span text:style-name="T11">светил мне в глаза и </text:span>заглядывал в <text:span text:style-name="T11">них</text:span> через узкую дырочку в своём блестящем вогнутом круге.</text:p>
      <text:p text:style-name="P6">Потом <text:span text:style-name="T2">медсестра</text:span> накапал<text:span text:style-name="T2">а </text:span>мне в глаза неприятно холодные капли и сказал<text:span text:style-name="T2">а, чтобы </text:span><text:s/>в следующий раз приходи<text:span text:style-name="T11">л</text:span> од<text:span text:style-name="T11">ин</text:span>, потому что <text:span text:style-name="T10">я </text:span>уже большой и<text:span text:style-name="T10"> </text:span>дорогу <text:span text:style-name="T10">теперь </text:span>знаю.</text:p>
      <text:p text:style-name="P6">На следующий раз, возвращаясь домой после закапывания, <text:span text:style-name="T12">я вдруг утратил резкость зрения — свет фонарей вдоль зимней дороги превратился в мутные пятна, а придя домой я не мог различить строчек в раскрытой книге.</text:span></text:p>
      <text:p text:style-name="P11">Это меня напугало, но мама сказала — ничего, просто мне теперь надо носить очки, и последующие два года у меня были очки в пластмассовой оправе.</text:p>
      <text:p text:style-name="P8"/>
      <text:p text:style-name="P10"><text:span text:style-name="T1">(...моим г</text:span>лазам придали параллельность, но <text:span text:style-name="T2">в </text:span>лев<text:span text:style-name="T2">ом</text:span> резкость так и остался сбитой.</text:p>
      <text:p text:style-name="P10">При проверках у окулистов я не могу различить их указку, или палец, направленные на значки проверочн<text:span text:style-name="T10">ой таблицы</text:span>.</text:p>
      <text:p text:style-name="P10">Впрочем, как <text:span text:style-name="T2">выяснилось</text:span>, жить можно и с одним рабочим глазом.</text:p>
      <text:p text:style-name="P10">Косины у меня не осталось вовсе, правда, выражение глаз не совпадает; особенно если на фотографии их поочерёдно загораживать пальцем: вопрошающе любопытствующий взор правого сменяется мертвяще отмороженным равнодушием левого.</text:p>
      <text:p text:style-name="P10">На портретах некоторых киноактёров я подмечаю такое же разночтение и думаю: их тоже от косоглазия лечили, или через их левый глаз следят за миром неведомые потусторонние силы?..<text:span text:style-name="T1">)</text:span></text:p>
      <text:p text:style-name="P8"/>
      <text:p text:style-name="P13">И снова пришло лето, но в волейбол уже не играли, <text:s/><text:span text:style-name="T13">а на месте площадки под Бугорком забетонировали два квадрата для игры в городки и провели соревнование.</text:span></text:p>
      <text:p text:style-name="P14">Обитые жестью палки бит несколько дней хлёстко жахкали о бетон, вышибая из квадратов цилиндрики деревянных городков, и застревали на песчаном откосе Бугорка.</text:p>
      <text:p text:style-name="P14">Д<text:span text:style-name="T14">о</text:span> меня, как обычно, известие дошло с опозданием, но я успел на финал — единоборство мастеров, которые даже с дальней позиции умели выбить наисложнейшую из городошных фигур — «письмо» — всего тремя бросками, а на «пушку», или, там, «аннушку в окошке» <text:soft-page-break/>больше одной биты не тратили .</text:p>
      <text:p text:style-name="P14">Турнир закончился, а бетонные квадраты остались, где мы, дети, продолжили игру обломками окольцованных жестью бит и повыщербленными городками. Но нам и так было интересно.</text:p>
      <text:p text:style-name="P15">Эта ровность перед Бугорком, даже когда обросла высокими кустами полыни, служила нам местом встречи. </text:p>
      <text:p text:style-name="P15">Если, выйдя поиграть во двор увидишь, что никого нет, отправляйся к Бугорку — ребята точно там.</text:p>
      <text:p text:style-name="P15">И мы не только играли, но и получали друг от друга знания о мире: вот эта трава без листиков называется «солдатики» и она вполне съедобна, как и щавель, но <text:span text:style-name="T11">только </text:span>простой, а не «конский» щавель. </text:p>
      <text:p text:style-name="P15">Белую сердцевину из длиннолистых зелёных растений на болоте тоже можно есть, <text:span text:style-name="T11">просто надо</text:span> очисти<text:span text:style-name="T11">т</text:span>ь <text:span text:style-name="T13">—</text:span> <text:span text:style-name="T2">на,</text:span> попробуй!</text:p>
      <text:p text:style-name="P15">Мы знали какими именно камешками нужно бить друг о друга, чтоб посыпалась струйка бледных искр. Один должен быть кремень, а другой мутнобелый и после удара он пахнет<text:span text:style-name="T15"> неприятно-зовущим запахом прижжённой куриной кожи.</text:span></text:p>
      <text:p text:style-name="P16">В общении и играх мы познавали мир и самих себя.</text:p>
      <text:p text:style-name="P16">- Поиграем в прятки?</text:p>
      <text:p text:style-name="P16">- Вдвоём не получается.</text:p>
      <text:p text:style-name="P16">- Щас ещё двое будут, они пошли сходить за болото.</text:p>
      <text:p text:style-name="P16">- Зачем?</text:p>
      <text:p text:style-name="P16">- Дрочиться.</text:p>
      <text:p text:style-name="P16">Вскоре появились и те двое с травяными веничками в руках. </text:p>
      <text:p text:style-name="P16">Я не знаю зачем эти букетики без цветов, не знаю что такое «дрочиться», но по тому, как прихихикивают при этом слове другие ребята, понятно, что это что-то нехорошее, неправильное.</text:p>
      <text:p text:style-name="P16">Я всегда был поборником правильности; <text:s/>мне против шерсти всё, что не так как надо.</text:p>
      <text:p text:style-name="P16">Если, скажем, великовозрастный поросёнок с наглым визгом сосёт вымя коровы, меня так и подмывает разогнать их. </text:p>
      <text:p text:style-name="P16">А корова тоже хороша — стоит себе безропотно покладистая, будто не знает, что молоко <text:span text:style-name="T11">это только </text:span>для телят и для людей!</text:p>
      <text:p text:style-name="P16">Вот почему я, подбоченясь, со скрытым упрёком обращаюсь к пришедшим:</text:p>
      <text:p text:style-name="P16">- Ну, что — подрочились?</text:p>
      <text:p text:style-name="P2">И тут я узна<text:span text:style-name="T16">ю́</text:span>, что борцам за правильность иногда лучше помалкивать. </text:p>
      <text:p text:style-name="P2">Обидно, всё-таки, что я такой слабак и <text:span text:style-name="T1">что </text:span>меня так <text:span text:style-name="T2">просто</text:span> повалить в нежданной драке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55:04.248324650</meta:creation-date>
    <dc:date>2017-02-27T20:55:11.765685500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8" meta:word-count="1261" meta:character-count="8124" meta:non-whitespace-character-count="6897"/>
    <meta:generator>LibreOffice/4.3.3.2$Linux_x86 LibreOffice_project/430m0$Build-2</meta:generator>
  </office:meta>
</office:document-meta>
</file>